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Roboto, Arial, sans-serif"/>
    <style:font-face style:name="Lohit Devanagari1" svg:font-family="'Lohit Devanagari'"/>
    <style:font-face style:name="Menlo" svg:font-family="Menlo, Monaco, Consolas, 'Liberation Mono', 'Courier New', monospace"/>
    <style:font-face style:name="Source Code Pro" svg:font-family="'Source Code Pro', 'Fira Code', menlo, monospace"/>
    <style:font-face style:name="inherit" svg:font-family="inherit"/>
    <style:font-face style:name="monospace" svg:font-family="monospace, monospace"/>
    <style:font-face style:name="source-code-pro" svg:font-family="source-code-pro,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rsid="000bc1e3" officeooo:paragraph-rsid="000bc1e3" style:font-weight-asian="bold" style:font-weight-complex="bold"/>
    </style:style>
    <style:style style:name="P2" style:family="paragraph" style:parent-style-name="Standard">
      <style:text-properties fo:font-weight="bold" officeooo:rsid="0010fd16" officeooo:paragraph-rsid="0010fd16" style:font-weight-asian="bold" style:font-weight-complex="bold"/>
    </style:style>
    <style:style style:name="P3" style:family="paragraph" style:parent-style-name="Standard">
      <style:text-properties fo:font-weight="normal" officeooo:rsid="000d31c3" officeooo:paragraph-rsid="000d31c3" style:font-weight-asian="normal" style:font-weight-complex="normal"/>
    </style:style>
    <style:style style:name="P4" style:family="paragraph" style:parent-style-name="Standard">
      <style:text-properties fo:font-weight="normal" officeooo:rsid="000db739" officeooo:paragraph-rsid="000db739" style:font-weight-asian="normal" style:font-weight-complex="normal"/>
    </style:style>
    <style:style style:name="P5" style:family="paragraph" style:parent-style-name="Standard">
      <style:text-properties fo:font-weight="normal" officeooo:rsid="000f6367" officeooo:paragraph-rsid="000f6367" style:font-weight-asian="normal" style:font-weight-complex="normal"/>
    </style:style>
    <style:style style:name="P6" style:family="paragraph" style:parent-style-name="Standard">
      <style:text-properties fo:font-variant="normal" fo:text-transform="none" fo:color="#222222" style:font-name="monospace" fo:font-size="12pt" fo:letter-spacing="normal" fo:font-style="normal" fo:font-weight="normal" officeooo:rsid="000f6367" officeooo:paragraph-rsid="000f6367" style:font-weight-asian="normal" style:font-weight-complex="normal"/>
    </style:style>
    <style:style style:name="P7" style:family="paragraph" style:parent-style-name="Standard">
      <style:text-properties fo:font-variant="normal" fo:text-transform="none" fo:color="#222222" style:font-name="monospace" fo:font-size="12pt" fo:letter-spacing="normal" fo:font-style="normal" fo:font-weight="normal" officeooo:rsid="00122c33" officeooo:paragraph-rsid="00122c33" style:font-weight-asian="normal" style:font-weight-complex="normal"/>
    </style:style>
    <style:style style:name="P8" style:family="paragraph" style:parent-style-name="Standard">
      <style:text-properties fo:font-variant="normal" fo:text-transform="none" fo:color="#222222" style:font-name="monospace" fo:font-size="12pt" fo:letter-spacing="normal" fo:font-style="normal" fo:font-weight="normal" officeooo:rsid="0012122f" officeooo:paragraph-rsid="0012122f" style:font-weight-asian="normal" style:font-weight-complex="normal"/>
    </style:style>
    <style:style style:name="P9" style:family="paragraph" style:parent-style-name="Standard">
      <style:text-properties fo:font-variant="normal" fo:text-transform="none" fo:color="#222222" style:font-name="monospace" fo:font-size="12pt" fo:letter-spacing="normal" fo:font-style="normal" fo:font-weight="normal" officeooo:rsid="0013d5b5" officeooo:paragraph-rsid="0013d5b5" style:font-weight-asian="normal" style:font-weight-complex="normal"/>
    </style:style>
    <style:style style:name="P10" style:family="paragraph" style:parent-style-name="Standard">
      <style:text-properties fo:font-variant="normal" fo:text-transform="none" fo:color="#222222" style:font-name="monospace" fo:font-size="12pt" fo:letter-spacing="normal" fo:font-style="normal" fo:font-weight="normal" officeooo:rsid="0015fcb7" officeooo:paragraph-rsid="0015fcb7" style:font-weight-asian="normal" style:font-weight-complex="normal"/>
    </style:style>
    <style:style style:name="P11" style:family="paragraph" style:parent-style-name="Standard">
      <style:text-properties fo:font-variant="normal" fo:text-transform="none" fo:color="#222222" style:font-name="monospace" fo:font-size="12pt" fo:letter-spacing="normal" fo:font-style="normal" fo:font-weight="normal" officeooo:rsid="0016a75d" officeooo:paragraph-rsid="0016a75d" style:font-weight-asian="normal" style:font-weight-complex="normal"/>
    </style:style>
    <style:style style:name="P12" style:family="paragraph" style:parent-style-name="Standard">
      <style:text-properties fo:font-variant="normal" fo:text-transform="none" fo:color="#222222" style:font-name="monospace" fo:font-size="12pt" fo:letter-spacing="normal" fo:font-style="normal" fo:font-weight="normal" officeooo:rsid="0017a5e5" officeooo:paragraph-rsid="0017a5e5" style:font-weight-asian="normal" style:font-weight-complex="normal"/>
    </style:style>
    <style:style style:name="P13" style:family="paragraph" style:parent-style-name="Standard">
      <style:text-properties fo:font-variant="normal" fo:text-transform="none" fo:color="#222222" style:font-name="monospace" fo:font-size="12pt" fo:letter-spacing="normal" fo:font-style="normal" fo:font-weight="normal" officeooo:rsid="0018b883" officeooo:paragraph-rsid="0018b883" style:font-weight-asian="normal" style:font-weight-complex="normal"/>
    </style:style>
    <style:style style:name="P14" style:family="paragraph" style:parent-style-name="Standard">
      <style:text-properties fo:font-variant="normal" fo:text-transform="none" fo:color="#222222" style:font-name="monospace" fo:font-size="12pt" fo:letter-spacing="normal" fo:font-style="normal" fo:font-weight="normal" officeooo:rsid="001a3baa" officeooo:paragraph-rsid="001a3baa" style:font-weight-asian="normal" style:font-weight-complex="normal"/>
    </style:style>
    <style:style style:name="P15" style:family="paragraph" style:parent-style-name="Standard">
      <style:text-properties fo:font-variant="normal" fo:text-transform="none" fo:color="#222222" style:font-name="monospace" fo:font-size="12pt" fo:letter-spacing="normal" fo:font-style="normal" fo:font-weight="normal" officeooo:rsid="001bbf78" officeooo:paragraph-rsid="001a3baa" style:font-weight-asian="normal" style:font-weight-complex="normal"/>
    </style:style>
    <style:style style:name="P16" style:family="paragraph" style:parent-style-name="Standard">
      <style:text-properties fo:font-variant="normal" fo:text-transform="none" fo:color="#222222" style:font-name="monospace" fo:font-size="12pt" fo:letter-spacing="normal" fo:font-style="normal" fo:font-weight="normal" officeooo:rsid="001f1dc6" officeooo:paragraph-rsid="001f1dc6" style:font-weight-asian="normal" style:font-weight-complex="normal"/>
    </style:style>
    <style:style style:name="P17" style:family="paragraph" style:parent-style-name="Standard">
      <style:text-properties fo:font-variant="normal" fo:text-transform="none" fo:color="#222222" style:font-name="monospace" fo:font-size="12pt" fo:letter-spacing="normal" fo:font-style="normal" fo:font-weight="normal" officeooo:rsid="001fe584" officeooo:paragraph-rsid="001fe584" style:font-weight-asian="normal" style:font-weight-complex="normal"/>
    </style:style>
    <style:style style:name="P18" style:family="paragraph" style:parent-style-name="Standard">
      <style:text-properties fo:font-variant="normal" fo:text-transform="none" fo:color="#222222" style:font-name="monospace" fo:font-size="12pt" fo:letter-spacing="normal" fo:font-style="normal" fo:font-weight="normal" officeooo:rsid="001f5675" officeooo:paragraph-rsid="001f5675" style:font-weight-asian="normal" style:font-weight-complex="normal"/>
    </style:style>
    <style:style style:name="P19" style:family="paragraph" style:parent-style-name="Standard">
      <style:text-properties fo:font-variant="normal" fo:text-transform="none" fo:color="#222222" style:font-name="monospace" fo:font-size="12pt" fo:letter-spacing="normal" fo:font-style="normal" fo:font-weight="normal" officeooo:rsid="00207be4" officeooo:paragraph-rsid="001f5675" style:font-weight-asian="normal" style:font-weight-complex="normal"/>
    </style:style>
    <style:style style:name="P20" style:family="paragraph" style:parent-style-name="Standard">
      <style:text-properties fo:font-variant="normal" fo:text-transform="none" fo:color="#222222" style:font-name="monospace" fo:font-size="12pt" fo:letter-spacing="normal" fo:font-style="normal" fo:font-weight="normal" officeooo:rsid="00264af5" officeooo:paragraph-rsid="00264af5" style:font-weight-asian="normal" style:font-weight-complex="normal"/>
    </style:style>
    <style:style style:name="P21" style:family="paragraph" style:parent-style-name="Standard">
      <style:text-properties fo:font-variant="normal" fo:text-transform="none" fo:color="#222222" style:font-name="monospace" fo:font-size="12pt" fo:letter-spacing="normal" fo:font-style="normal" fo:font-weight="normal" officeooo:rsid="0027f150" officeooo:paragraph-rsid="0027f150" style:font-weight-asian="normal" style:font-weight-complex="normal"/>
    </style:style>
    <style:style style:name="P22" style:family="paragraph" style:parent-style-name="Standard">
      <style:text-properties fo:font-variant="normal" fo:text-transform="none" fo:color="#222222" style:font-name="monospace" fo:font-size="12pt" fo:letter-spacing="normal" fo:font-style="normal" fo:font-weight="normal" officeooo:rsid="0027f150" officeooo:paragraph-rsid="002b43b4" style:font-weight-asian="normal" style:font-weight-complex="normal"/>
    </style:style>
    <style:style style:name="P23" style:family="paragraph" style:parent-style-name="Standard">
      <style:text-properties fo:font-variant="normal" fo:text-transform="none" fo:color="#222222" style:font-name="monospace" fo:font-size="12pt" fo:letter-spacing="normal" fo:font-style="normal" fo:font-weight="normal" officeooo:rsid="0027f150" officeooo:paragraph-rsid="002beac8" style:font-weight-asian="normal" style:font-weight-complex="normal"/>
    </style:style>
    <style:style style:name="P24" style:family="paragraph" style:parent-style-name="Standard">
      <style:text-properties fo:font-variant="normal" fo:text-transform="none" fo:color="#d4d4d4" style:font-name="Droid Sans Mono" fo:font-size="10.5pt" fo:letter-spacing="normal" fo:font-style="normal" fo:font-weight="normal" officeooo:rsid="0027f150" officeooo:paragraph-rsid="0027f150" fo:background-color="#1e1e1e" style:font-weight-asian="normal" style:font-weight-complex="normal"/>
    </style:style>
    <style:style style:name="P25" style:family="paragraph" style:parent-style-name="Standard">
      <style:text-properties fo:font-variant="normal" fo:text-transform="none" fo:color="#6a9955" style:font-name="Droid Sans Mono" fo:font-size="10.5pt" fo:letter-spacing="normal" fo:font-style="normal" fo:font-weight="normal" officeooo:rsid="0027f150" officeooo:paragraph-rsid="0027f150" fo:background-color="#1e1e1e" style:font-weight-asian="normal" style:font-weight-complex="normal"/>
    </style:style>
    <style:style style:name="P26" style:family="paragraph" style:parent-style-name="Standard">
      <style:text-properties officeooo:paragraph-rsid="000f6367"/>
    </style:style>
    <style:style style:name="P27" style:family="paragraph" style:parent-style-name="Standard">
      <style:text-properties officeooo:rsid="00103700" officeooo:paragraph-rsid="00103700"/>
    </style:style>
    <style:style style:name="P28" style:family="paragraph" style:parent-style-name="Standard">
      <style:text-properties officeooo:rsid="0012122f" officeooo:paragraph-rsid="0012122f"/>
    </style:style>
    <style:style style:name="P29" style:family="paragraph" style:parent-style-name="Standard">
      <style:text-properties officeooo:paragraph-rsid="0012122f"/>
    </style:style>
    <style:style style:name="P30" style:family="paragraph" style:parent-style-name="Standard">
      <style:text-properties officeooo:rsid="00122c33" officeooo:paragraph-rsid="00122c33"/>
    </style:style>
    <style:style style:name="P31" style:family="paragraph" style:parent-style-name="Standard">
      <style:text-properties officeooo:rsid="0013848d" officeooo:paragraph-rsid="0013848d"/>
    </style:style>
    <style:style style:name="P32" style:family="paragraph" style:parent-style-name="Standard">
      <style:text-properties officeooo:rsid="0013d5b5" officeooo:paragraph-rsid="0013d5b5"/>
    </style:style>
    <style:style style:name="P33" style:family="paragraph" style:parent-style-name="Standard">
      <style:text-properties officeooo:rsid="0015fcb7" officeooo:paragraph-rsid="0015fcb7"/>
    </style:style>
    <style:style style:name="P34" style:family="paragraph" style:parent-style-name="Standard">
      <style:text-properties officeooo:paragraph-rsid="0017a5e5"/>
    </style:style>
    <style:style style:name="P35" style:family="paragraph" style:parent-style-name="Standard">
      <style:paragraph-properties style:line-height-at-least="0.198in"/>
      <style:text-properties fo:color="#d4d4d4" style:font-name="Droid Sans Mono" fo:font-size="10.5pt" fo:font-weight="normal" fo:background-color="#1e1e1e"/>
    </style:style>
    <style:style style:name="P36" style:family="paragraph" style:parent-style-name="Standard">
      <style:text-properties fo:color="#d4d4d4" style:font-name="Droid Sans Mono" fo:font-size="10.5pt" fo:font-weight="normal" officeooo:rsid="0017a5e5" officeooo:paragraph-rsid="0017a5e5" fo:background-color="#1e1e1e"/>
    </style:style>
    <style:style style:name="P37" style:family="paragraph" style:parent-style-name="Standard">
      <style:text-properties fo:color="#d4d4d4" style:font-name="Droid Sans Mono" fo:font-size="10.5pt" fo:font-weight="normal" officeooo:rsid="001a3baa" officeooo:paragraph-rsid="001a3baa" fo:background-color="#1e1e1e"/>
    </style:style>
    <style:style style:name="P38" style:family="paragraph" style:parent-style-name="Standard">
      <style:text-properties fo:color="#d4d4d4" style:font-name="Droid Sans Mono" fo:font-size="10.5pt" fo:font-weight="normal" officeooo:rsid="001f1dc6" officeooo:paragraph-rsid="001f1dc6" fo:background-color="#1e1e1e"/>
    </style:style>
    <style:style style:name="P39" style:family="paragraph" style:parent-style-name="Standard">
      <style:text-properties fo:color="#d4d4d4" style:font-name="Droid Sans Mono" fo:font-size="10.5pt" fo:font-weight="normal" officeooo:rsid="001f5675" officeooo:paragraph-rsid="001f5675" fo:background-color="#1e1e1e"/>
    </style:style>
    <style:style style:name="P40" style:family="paragraph" style:parent-style-name="Standard">
      <style:text-properties fo:color="#d4d4d4" style:font-name="Droid Sans Mono" fo:font-size="10.5pt" fo:font-weight="normal" officeooo:rsid="00248031" officeooo:paragraph-rsid="00248031" fo:background-color="#1e1e1e"/>
    </style:style>
    <style:style style:name="P41" style:family="paragraph" style:parent-style-name="Standard">
      <style:paragraph-properties style:line-height-at-least="0.198in"/>
      <style:text-properties fo:color="#d4d4d4" style:font-name="Droid Sans Mono" fo:font-size="10.5pt" fo:font-weight="normal" officeooo:rsid="002b43b4" officeooo:paragraph-rsid="002b43b4" fo:background-color="#1e1e1e"/>
    </style:style>
    <style:style style:name="P42" style:family="paragraph" style:parent-style-name="Standard">
      <style:text-properties officeooo:rsid="0018b883" officeooo:paragraph-rsid="0018b883"/>
    </style:style>
    <style:style style:name="P43" style:family="paragraph" style:parent-style-name="Standard">
      <style:text-properties officeooo:rsid="001a3baa" officeooo:paragraph-rsid="001a3baa"/>
    </style:style>
    <style:style style:name="P44" style:family="paragraph" style:parent-style-name="Standard">
      <style:paragraph-properties style:line-height-at-least="0.198in"/>
      <style:text-properties fo:color="#6a9955" style:font-name="Droid Sans Mono" fo:font-size="10.5pt" fo:font-weight="normal" fo:background-color="#1e1e1e"/>
    </style:style>
    <style:style style:name="P45" style:family="paragraph" style:parent-style-name="Standard">
      <style:text-properties fo:color="#6a9955" style:font-name="Droid Sans Mono" fo:font-size="10.5pt" fo:font-weight="normal" officeooo:rsid="00264af5" officeooo:paragraph-rsid="00264af5" fo:background-color="#1e1e1e"/>
    </style:style>
    <style:style style:name="P46" style:family="paragraph" style:parent-style-name="Standard">
      <style:paragraph-properties style:line-height-at-least="0.198in"/>
    </style:style>
    <style:style style:name="P47" style:family="paragraph" style:parent-style-name="Standard">
      <style:text-properties officeooo:rsid="001d49cf" officeooo:paragraph-rsid="001d49cf"/>
    </style:style>
    <style:style style:name="P48" style:family="paragraph" style:parent-style-name="Standard">
      <style:text-properties officeooo:rsid="001f1dc6" officeooo:paragraph-rsid="001f1dc6"/>
    </style:style>
    <style:style style:name="P49" style:family="paragraph" style:parent-style-name="Standard">
      <style:paragraph-properties style:line-height-at-least="0.198in"/>
      <style:text-properties fo:color="#569cd6" style:font-name="Droid Sans Mono" fo:font-size="10.5pt" fo:font-weight="normal" fo:background-color="#1e1e1e"/>
    </style:style>
    <style:style style:name="P50" style:family="paragraph" style:parent-style-name="Preformatted_20_Text">
      <style:text-properties fo:font-variant="normal" fo:text-transform="none" fo:color="#222222" style:font-name="monospace" fo:font-size="12pt" fo:letter-spacing="normal" fo:font-style="normal" fo:font-weight="normal" officeooo:rsid="000db739" officeooo:paragraph-rsid="000db739" style:font-weight-asian="normal" style:font-weight-complex="normal"/>
    </style:style>
    <style:style style:name="P51"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b43b4" style:font-weight-asian="normal" style:font-weight-complex="normal"/>
    </style:style>
    <style:style style:name="P52"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b764a" style:font-weight-asian="normal" style:font-weight-complex="normal"/>
    </style:style>
    <style:style style:name="P53"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beac8" style:font-weight-asian="normal" style:font-weight-complex="normal"/>
    </style:style>
    <style:style style:name="P54"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c9ff4" style:font-weight-asian="normal" style:font-weight-complex="normal"/>
    </style:style>
    <style:style style:name="P55"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fa914" style:font-weight-asian="normal" style:font-weight-complex="normal"/>
    </style:style>
    <style:style style:name="P56" style:family="paragraph" style:parent-style-name="Preformatted_20_Text">
      <style:paragraph-properties fo:orphans="2" fo:widows="2" fo:padding="0.052in" fo:border="0.06pt solid #cccccc"/>
      <style:text-properties fo:font-variant="normal" fo:text-transform="none" fo:color="#222222" style:font-name="monospace" fo:font-size="12pt" fo:letter-spacing="normal" fo:font-style="normal" fo:font-weight="normal"/>
    </style:style>
    <style:style style:name="P57" style:family="paragraph" style:parent-style-name="Text_20_body">
      <style:text-properties officeooo:rsid="00248031" officeooo:paragraph-rsid="00248031"/>
    </style:style>
    <style:style style:name="P58" style:family="paragraph" style:parent-style-name="Text_20_body">
      <style:text-properties officeooo:rsid="00264af5" officeooo:paragraph-rsid="00264af5"/>
    </style:style>
    <style:style style:name="P59" style:family="paragraph" style:parent-style-name="Preformatted_20_Text">
      <style:paragraph-properties fo:margin-top="0in" fo:margin-bottom="0.1965in" loext:contextual-spacing="false" fo:orphans="2" fo:widows="2" fo:padding="0.052in" fo:border="0.06pt solid #cccccc"/>
      <style:text-properties fo:font-variant="normal" fo:text-transform="none" fo:color="#222222" style:font-name="monospace" fo:font-size="12pt" fo:letter-spacing="normal" fo:font-style="normal" fo:font-weight="normal"/>
    </style:style>
    <style:style style:name="P60" style:family="paragraph" style:parent-style-name="Standard">
      <style:text-properties fo:font-variant="normal" fo:text-transform="none" fo:color="#222222" style:font-name="monospace" fo:font-size="12pt" fo:letter-spacing="normal" fo:font-style="normal" fo:font-weight="normal" officeooo:rsid="002fa914" officeooo:paragraph-rsid="002fa914" style:font-weight-asian="normal" style:font-weight-complex="normal"/>
    </style:style>
    <style:style style:name="P61" style:family="paragraph" style:parent-style-name="Standard">
      <style:text-properties fo:font-variant="normal" fo:text-transform="none" fo:color="#222222" style:font-name="monospace" fo:font-size="12pt" fo:letter-spacing="normal" fo:font-style="normal" fo:font-weight="normal" officeooo:rsid="0030f8f8" officeooo:paragraph-rsid="0030f8f8" style:font-weight-asian="normal" style:font-weight-complex="normal"/>
    </style:style>
    <style:style style:name="T1" style:family="text">
      <style:text-properties fo:font-variant="normal" fo:text-transform="none" fo:color="#222222" style:font-name="monospace" fo:font-size="12pt" fo:letter-spacing="normal" fo:font-style="normal" fo:font-weight="normal" style:font-weight-asian="normal" style:font-weight-complex="normal"/>
    </style:style>
    <style:style style:name="T2" style:family="text">
      <style:text-properties fo:font-variant="normal" fo:text-transform="none" fo:color="#222222" style:font-name="monospace" fo:font-size="12pt" fo:letter-spacing="normal" fo:font-style="normal" fo:font-weight="normal" officeooo:rsid="000f6367" style:font-weight-asian="normal" style:font-weight-complex="normal"/>
    </style:style>
    <style:style style:name="T3" style:family="text">
      <style:text-properties fo:font-variant="normal" fo:text-transform="none" fo:color="#222222" style:font-name="monospace" fo:font-size="12pt" fo:letter-spacing="normal" fo:font-style="normal" fo:font-weight="normal" officeooo:rsid="0017a5e5" style:font-weight-asian="normal" style:font-weight-complex="normal"/>
    </style:style>
    <style:style style:name="T4" style:family="text">
      <style:text-properties fo:font-variant="normal" fo:text-transform="none" fo:color="#222222" style:font-name="monospace" fo:font-size="12pt" fo:letter-spacing="normal" fo:font-style="normal" fo:font-weight="normal" officeooo:rsid="001bbf78" style:font-weight-asian="normal" style:font-weight-complex="normal"/>
    </style:style>
    <style:style style:name="T5" style:family="text">
      <style:text-properties fo:font-variant="normal" fo:text-transform="none" fo:color="#222222" style:font-name="monospace" fo:font-size="12pt" fo:letter-spacing="normal" fo:font-style="normal" fo:font-weight="normal" officeooo:rsid="001fe584" style:font-weight-asian="normal" style:font-weight-complex="normal"/>
    </style:style>
    <style:style style:name="T6" style:family="text">
      <style:text-properties fo:font-variant="normal" fo:text-transform="none" fo:color="#090910" style:font-name="source-code-pro" fo:font-size="12pt" fo:letter-spacing="normal" fo:font-style="normal" fo:font-weight="bold"/>
    </style:style>
    <style:style style:name="T7" style:family="text">
      <style:text-properties fo:font-variant="normal" fo:text-transform="none" fo:color="#00979d" style:font-name="Menlo" fo:font-size="9.75pt" fo:letter-spacing="normal" fo:font-style="normal" fo:font-weight="normal" style:font-weight-asian="normal" style:font-weight-complex="normal" loext:padding="0.0193in" loext:border="0.06pt solid #000000"/>
    </style:style>
    <style:style style:name="T8" style:family="text">
      <style:text-properties fo:font-variant="normal" fo:text-transform="none" fo:color="#15191b" style:font-name="monospace" fo:font-size="12pt" fo:letter-spacing="normal" fo:font-style="normal" fo:font-weight="normal" style:font-weight-asian="normal" style:font-weight-complex="normal"/>
    </style:style>
    <style:style style:name="T9" style:family="text">
      <style:text-properties fo:font-variant="normal" fo:text-transform="none" fo:color="#15191b" style:font-name="Menlo" fo:font-size="9.75pt" fo:letter-spacing="normal" fo:font-style="normal" fo:font-weight="normal" style:font-weight-asian="normal" style:font-weight-complex="normal"/>
    </style:style>
    <style:style style:name="T10" style:family="text">
      <style:text-properties fo:font-variant="normal" fo:text-transform="none" fo:color="#569cd6" style:font-name="monospace" fo:font-size="12pt" fo:letter-spacing="normal" fo:font-style="normal" style:font-weight-asian="normal" style:font-weight-complex="normal"/>
    </style:style>
    <style:style style:name="T11" style:family="text">
      <style:text-properties fo:font-variant="normal" fo:text-transform="none" fo:color="#569cd6" style:font-name="monospace" fo:font-size="12pt" fo:letter-spacing="normal" fo:font-style="normal" officeooo:rsid="001bbf78" style:font-weight-asian="normal" style:font-weight-complex="normal"/>
    </style:style>
    <style:style style:name="T12" style:family="text">
      <style:text-properties fo:font-variant="normal" fo:text-transform="none" fo:color="#569cd6" style:font-name="monospace" fo:font-size="12pt" fo:letter-spacing="normal" fo:font-style="normal" officeooo:rsid="00207be4" style:font-weight-asian="normal" style:font-weight-complex="normal"/>
    </style:style>
    <style:style style:name="T13" style:family="text">
      <style:text-properties fo:font-variant="normal" fo:text-transform="none" style:font-name="monospace" fo:font-size="12pt" fo:letter-spacing="normal" fo:font-style="normal" style:font-weight-asian="normal" style:font-weight-complex="normal"/>
    </style:style>
    <style:style style:name="T14" style:family="text">
      <style:text-properties fo:font-variant="normal" fo:text-transform="none" style:font-name="monospace" fo:font-size="12pt" fo:letter-spacing="normal" fo:font-style="normal" officeooo:rsid="001bbf78" style:font-weight-asian="normal" style:font-weight-complex="normal"/>
    </style:style>
    <style:style style:name="T15" style:family="text">
      <style:text-properties fo:font-variant="normal" fo:text-transform="none" style:font-name="monospace" fo:font-size="12pt" fo:letter-spacing="normal" fo:font-style="normal" officeooo:rsid="00207be4" style:font-weight-asian="normal" style:font-weight-complex="normal"/>
    </style:style>
    <style:style style:name="T16" style:family="text">
      <style:text-properties fo:font-variant="normal" fo:text-transform="none" fo:color="#dcdcaa" style:font-name="monospace" fo:font-size="12pt" fo:letter-spacing="normal" fo:font-style="normal" style:font-weight-asian="normal" style:font-weight-complex="normal"/>
    </style:style>
    <style:style style:name="T17" style:family="text">
      <style:text-properties fo:font-variant="normal" fo:text-transform="none" fo:color="#dcdcaa" style:font-name="monospace" fo:font-size="12pt" fo:letter-spacing="normal" fo:font-style="normal" officeooo:rsid="001bbf78" style:font-weight-asian="normal" style:font-weight-complex="normal"/>
    </style:style>
    <style:style style:name="T18" style:family="text">
      <style:text-properties fo:font-variant="normal" fo:text-transform="none" fo:color="#dcdcaa" style:font-name="monospace" fo:font-size="12pt" fo:letter-spacing="normal" fo:font-style="normal" officeooo:rsid="00207be4" style:font-weight-asian="normal" style:font-weight-complex="normal"/>
    </style:style>
    <style:style style:name="T19" style:family="text">
      <style:text-properties fo:font-variant="normal" fo:text-transform="none" fo:color="#4ec9b0" style:font-name="monospace" fo:font-size="12pt" fo:letter-spacing="normal" fo:font-style="normal" officeooo:rsid="001bbf78" style:font-weight-asian="normal" style:font-weight-complex="normal"/>
    </style:style>
    <style:style style:name="T20" style:family="text">
      <style:text-properties fo:font-variant="normal" fo:text-transform="none" fo:color="#4ec9b0" style:font-name="monospace" fo:font-size="12pt" fo:letter-spacing="normal" fo:font-style="normal" officeooo:rsid="00207be4" style:font-weight-asian="normal" style:font-weight-complex="normal"/>
    </style:style>
    <style:style style:name="T21" style:family="text">
      <style:text-properties fo:font-variant="normal" fo:text-transform="none" fo:color="#ce9178" style:font-name="monospace" fo:font-size="12pt" fo:letter-spacing="normal" fo:font-style="normal" style:font-weight-asian="normal" style:font-weight-complex="normal"/>
    </style:style>
    <style:style style:name="T22" style:family="text">
      <style:text-properties fo:font-variant="normal" fo:text-transform="none" fo:color="#ce9178" style:font-name="monospace" fo:font-size="12pt" fo:letter-spacing="normal" fo:font-style="normal" officeooo:rsid="001bbf78" style:font-weight-asian="normal" style:font-weight-complex="normal"/>
    </style:style>
    <style:style style:name="T23" style:family="text">
      <style:text-properties fo:font-variant="normal" fo:text-transform="none" fo:color="#ce9178" style:font-name="monospace" fo:font-size="12pt" fo:letter-spacing="normal" fo:font-style="normal" officeooo:rsid="00207be4" style:font-weight-asian="normal" style:font-weight-complex="normal"/>
    </style:style>
    <style:style style:name="T24" style:family="text">
      <style:text-properties fo:font-variant="normal" fo:text-transform="none" fo:color="#9cdcfe" style:font-name="monospace" fo:font-size="12pt" fo:letter-spacing="normal" fo:font-style="normal" style:font-weight-asian="normal" style:font-weight-complex="normal"/>
    </style:style>
    <style:style style:name="T25" style:family="text">
      <style:text-properties fo:font-variant="normal" fo:text-transform="none" fo:color="#9cdcfe" style:font-name="monospace" fo:font-size="12pt" fo:letter-spacing="normal" fo:font-style="normal" officeooo:rsid="001bbf78" style:font-weight-asian="normal" style:font-weight-complex="normal"/>
    </style:style>
    <style:style style:name="T26" style:family="text">
      <style:text-properties fo:font-variant="normal" fo:text-transform="none" fo:color="#808080" style:font-name="monospace" fo:font-size="12pt" fo:letter-spacing="normal" fo:font-style="normal" style:font-weight-asian="normal" style:font-weight-complex="normal"/>
    </style:style>
    <style:style style:name="T27" style:family="text">
      <style:text-properties officeooo:rsid="0012122f"/>
    </style:style>
    <style:style style:name="T28" style:family="text">
      <style:text-properties fo:color="#569cd6"/>
    </style:style>
    <style:style style:name="T29" style:family="text">
      <style:text-properties fo:color="#dcdcaa"/>
    </style:style>
    <style:style style:name="T30" style:family="text">
      <style:text-properties fo:color="#4ec9b0"/>
    </style:style>
    <style:style style:name="T31" style:family="text">
      <style:text-properties fo:color="#b5cea8"/>
    </style:style>
    <style:style style:name="T32" style:family="text">
      <style:text-properties fo:color="#ce9178"/>
    </style:style>
    <style:style style:name="T33" style:family="text">
      <style:text-properties fo:color="#9cdcfe"/>
    </style:style>
    <style:style style:name="T34" style:family="text">
      <style:text-properties fo:color="#c586c0"/>
    </style:style>
    <style:style style:name="T35" style:family="text">
      <style:text-properties fo:color="#808080"/>
    </style:style>
    <style:style style:name="T36" style:family="text">
      <style:text-properties officeooo:rsid="002b43b4"/>
    </style:style>
    <style:style style:name="T37" style:family="text">
      <style:text-properties fo:color="#242729" style:font-name="inherit" fo:font-size="9.75pt" fo:background-color="transparent" loext:char-shading-value="0" loext:padding="0in" loext:border="none"/>
    </style:style>
    <style:style style:name="T38" style:family="text">
      <style:text-properties fo:color="#242729" style:font-name="inherit" fo:font-size="9.75pt" officeooo:rsid="002b764a" fo:background-color="transparent" loext:char-shading-value="0" loext:padding="0in" loext:border="none"/>
    </style:style>
    <style:style style:name="T39" style:family="text">
      <style:text-properties fo:color="#242729" style:font-name="inherit" fo:font-size="9.75pt" officeooo:rsid="002beac8" fo:background-color="transparent" loext:char-shading-value="0" loext:padding="0in" loext:border="none"/>
    </style:style>
    <style:style style:name="T40" style:family="text">
      <style:text-properties fo:color="#242729" style:font-name="inherit" fo:font-size="9.75pt" officeooo:rsid="002c9ff4" fo:background-color="transparent" loext:char-shading-value="0" loext:padding="0in" loext:border="none"/>
    </style:style>
    <style:style style:name="T41" style:family="text">
      <style:text-properties fo:color="#242729" style:font-name="inherit" fo:font-size="9.75pt" officeooo:rsid="002fa914" fo:background-color="transparent" loext:char-shading-value="0" loext:padding="0in" loext:border="none"/>
    </style:style>
    <style:style style:name="T42" style:family="text">
      <style:text-properties fo:color="#242729" style:font-name="Consolas" fo:font-size="9.75pt" fo:background-color="transparent" loext:char-shading-value="0" loext:padding="0in" loext:border="none"/>
    </style:style>
    <style:style style:name="T43" style:family="text">
      <style:text-properties fo:color="#2b91af" style:font-name="inherit" fo:font-size="9.75pt" fo:background-color="transparent" loext:char-shading-value="0" loext:padding="0in" loext:border="none"/>
    </style:style>
    <style:style style:name="T44" style:family="text">
      <style:text-properties fo:color="#6a9955" style:font-name="Droid Sans Mono" fo:font-size="10.5pt" officeooo:rsid="002beac8" fo:background-color="#1e1e1e" loext:char-shading-value="0" loext:padding="0in" loext:border="none"/>
    </style:style>
    <style:style style:name="T45" style:family="text">
      <style:text-properties fo:color="#3b3835" style:font-name="Helvetica Neue" fo:font-size="10.5pt" officeooo:rsid="002c9ff4" fo:background-color="transparent" loext:char-shading-value="0" loext:padding="0in" loext:border="none"/>
    </style:style>
    <style:style style:name="T46" style:family="text">
      <style:text-properties fo:color="#ff0066" style:font-name="Source Code Pro" fo:font-size="9pt" officeooo:rsid="002fa914" fo:background-color="transparent" loext:char-shading-value="0"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 NEW LARAVEL PROJECT IN LARAVEL 6</text:p>
      <text:p text:style-name="P1"/>
      <text:p text:style-name="P1">Basics : laravel was created by Taylor Otwell for web development following the model-view-controller(MVC) architectural pattern</text:p>
      <text:p text:style-name="P1"/>
      <text:p text:style-name="P1">Requirements:</text:p>
      <text:p text:style-name="P2">xampp,linux,php7</text:p>
      <text:p text:style-name="P2"/>
      <text:p text:style-name="P1">Installation:</text:p>
      <text:p text:style-name="P3">First we shall download composer to our current directory using the following commands</text:p>
      <text:p text:style-name="P4">##</text:p>
      <text:p text:style-name="P50">php -r "copy('https://getcomposer.org/installer', 'composer-setup.php');"</text:p>
      <text:p text:style-name="P56">php -r "if (hash_file('sha384', 'composer-setup.php') === 'e0012edf3e80b6978849f5eff0d4b4e4c79ff1609dd1e613307e16318854d24ae64f26d17af3ef0bf7cfb710ca74755a') { echo 'Installer verified'; } else { echo 'Installer corrupt'; unlink('composer-setup.php'); } echo PHP_EOL;"</text:p>
      <text:p text:style-name="P56">php composer-setup.php</text:p>
      <text:p text:style-name="P59">php -r "unlink('composer-setup.php');"</text:p>
      <text:p text:style-name="P4">##</text:p>
      <text:p text:style-name="P4">or by simply visiting : getcomposer.org/download</text:p>
      <text:p text:style-name="P4"/>
      <text:p text:style-name="P5">Next step is to enable composer globally</text:p>
      <text:p text:style-name="P6">php composer-setup.php –install-dir=bin –filename=composer</text:p>
      <text:p text:style-name="P6">mv composer.phar /usr/local/bin/composer</text:p>
      <text:p text:style-name="P6"/>
      <text:p text:style-name="P6">as for windows, </text:p>
      <text:p text:style-name="P6">Download and install composer exe</text:p>
      <text:p text:style-name="P6"><text:a xlink:type="simple" xlink:href="https://getcomposer.org/Composer-Setup.exe" text:style-name="Internet_20_link" text:visited-style-name="Visited_20_Internet_20_Link">https://getcomposer.org/Composer-Setup.exe</text:a></text:p>
      <text:p text:style-name="P6"/>
      <text:p text:style-name="P6">Next is to download laravel using composer</text:p>
      <text:p text:style-name="P7">composer global about</text:p>
      <text:p text:style-name="P6">composer global require “laravel/installer”</text:p>
      <text:p text:style-name="P26"><text:span text:style-name="T2">for further information, visit the </text:span><text:a xlink:type="simple" xlink:href="https://laravel.com/docs/7.x" text:style-name="Internet_20_link" text:visited-style-name="Visited_20_Internet_20_Link">https://laravel.com/docs/7.x</text:a></text:p>
      <text:p text:style-name="P26"/>
      <text:p text:style-name="P27">After download is complete, create new project in laravel</text:p>
      <text:p text:style-name="P28">using laravel new TasksToDo</text:p>
      <text:p text:style-name="P29"><text:span text:style-name="T27">or </text:span><text:span text:style-name="Source_20_Text"><text:span text:style-name="T6">composer create-project --prefer-dist laravel/laravel blog</text:span></text:span></text:p>
      <text:p text:style-name="P28"/>
      <text:p text:style-name="P30">but before, enable permissions to your path so laravel can access these paths</text:p>
      <text:p text:style-name="P31">at laravel’s root, chmod 775 /storage and chmod 775 /bootstrap/cache</text:p>
      <text:p text:style-name="P31"/>
      <text:p text:style-name="P31">also to make your user sessions and other encrypted data secure generate key like so</text:p>
      <text:p text:style-name="P31">php artisan key:generate and check .env file</text:p>
      <text:p text:style-name="P31"/>
      <text:p text:style-name="P32">otherwise rename your .env.example file to .env</text:p>
      <text:p text:style-name="P28"/>
      <text:p text:style-name="P28">then to check if all is successful, start the local development server</text:p>
      <text:p text:style-name="P28">php artisan serve –port <text:span text:style-name="T2">= </text:span><text:span text:style-name="T1">8000</text:span></text:p>
      <text:p text:style-name="P8"><text:soft-page-break/></text:p>
      <text:p text:style-name="P9">Once done, App is where your application lives<text:line-break/>Config : Contains all your app config files<text:line-break/>Database : Database migrations and seeds</text:p>
      <text:p text:style-name="P9">Public : Contains your database migrations and seeds</text:p>
      <text:p text:style-name="P9">Resources : Contains views, assets</text:p>
      <text:p text:style-name="P9">Storage : Contains compiled blade templates</text:p>
      <text:p text:style-name="P9"/>
      <text:p text:style-name="P10">Once done, lets create our database and configure them in the env</text:p>
      <text:p text:style-name="P10">afterwards create tasks table</text:p>
      <text:p text:style-name="P33"><text:span text:style-name="T1">like so :: php artisan make:migration create_tasks_table –create</text:span><text:span text:style-name="T2">=</text:span><text:span text:style-name="T1">tasks</text:span></text:p>
      <text:p text:style-name="P11">make:migration command Generates a new database migration for our tasks table which will be placed in the database/migrations directory</text:p>
      <text:p text:style-name="P11"/>
      <text:p text:style-name="P11">lets edit the table and add $table→ string(‘name’);</text:p>
      <text:p text:style-name="P12">then php artisan migrate</text:p>
      <text:p text:style-name="P12"/>
      <text:p text:style-name="P12">if you get an error like this :</text:p>
      <text:p text:style-name="P12"/>
      <text:p text:style-name="P12"><text:s text:c="3"/>Illuminate\Database\QueryException <text:s/>: SQLSTATE[42000]: Syntax error or access violation: 1071 Specified key was too long; max key length is 767 bytes (SQL: alter table `users` add unique `users_email_unique`(`email`))</text:p>
      <text:p text:style-name="P12"/>
      <text:p text:style-name="P12">Goto the Providers/AppserviceProvider.php and add the following in the boot method</text:p>
      <text:p text:style-name="P12"/>
      <text:p text:style-name="P36"><text:span text:style-name="T10">public</text:span><text:span text:style-name="T13"> </text:span><text:span text:style-name="T10">function</text:span><text:span text:style-name="T13"> </text:span><text:span text:style-name="T16">boot</text:span><text:span text:style-name="T13">()</text:span></text:p>
      <text:p text:style-name="P35">{</text:p>
      <text:p text:style-name="P35"><text:span text:style-name="T30">Schema</text:span>::<text:span text:style-name="T29">defaultStringLength</text:span>(<text:span text:style-name="T31">191</text:span>);</text:p>
      <text:p text:style-name="P35">}</text:p>
      <text:p text:style-name="P12"/>
      <text:p text:style-name="P12"/>
      <text:p text:style-name="P34"><text:span text:style-name="T3">Then import </text:span><text:span text:style-name="T7">use</text:span><text:span text:style-name="T8"> </text:span><text:span text:style-name="T7">Illuminate</text:span><text:span text:style-name="T9">\</text:span><text:span text:style-name="T7">Support</text:span><text:span text:style-name="T9">\</text:span><text:span text:style-name="T7">Facades</text:span><text:span text:style-name="T9">\</text:span><text:span text:style-name="T7">Schema</text:span><text:span text:style-name="T9">; </text:span><text:span text:style-name="T1"><text:line-break/></text:span></text:p>
      <text:p text:style-name="P12"/>
      <text:p text:style-name="P12">roll back the database and migrate like php artisan migrate:fresh</text:p>
      <text:p text:style-name="P12"/>
      <text:p text:style-name="P42"><text:span text:style-name="T3">N</text:span><text:span text:style-name="T1">ext we make the model that we shall use to interact with the table we just created like so</text:span></text:p>
      <text:p text:style-name="P13">php artisan make:model Task</text:p>
      <text:p text:style-name="P13">Note the naming convention we used tasks for tables and Task for the model.</text:p>
      <text:p text:style-name="P14">Task model will be created and here is where we shall use our eloquent which is an orm to make it easy to run commands that interact direct with our tables in the database</text:p>
      <text:p text:style-name="P14"/>
      <text:p text:style-name="P14">Next we move to the routes and for this project we shall create a route for List all tasks, create tasks, and delete tasks route.</text:p>
      <text:p text:style-name="P14"><text:soft-page-break/>A route is a path on which a user is directed to when they visit it.</text:p>
      <text:p text:style-name="P14">They point a url to a controller where functions are executed when a user accesses those pages</text:p>
      <text:p text:style-name="P14"/>
      <text:p text:style-name="P43"><text:span text:style-name="T1">So in </text:span><text:span text:style-name="T4">routes folder/web.php lets add the following</text:span></text:p>
      <text:p text:style-name="P15"/>
      <text:p text:style-name="P37"><text:span text:style-name="T19">Route</text:span><text:span text:style-name="T14">::</text:span><text:span text:style-name="T17">post</text:span><text:span text:style-name="T14">(</text:span><text:span text:style-name="T22">'/tasks'</text:span><text:span text:style-name="T14">, </text:span><text:span text:style-name="T11">function</text:span><text:span text:style-name="T14"> (</text:span><text:span text:style-name="T11">Request</text:span><text:span text:style-name="T14"> </text:span><text:span text:style-name="T25">$request</text:span><text:span text:style-name="T14">) {</text:span></text:p>
      <text:p text:style-name="P35"><text:span text:style-name="T34">return</text:span> <text:span text:style-name="T29">view</text:span>(<text:span text:style-name="T32">'task'</text:span>);</text:p>
      <text:p text:style-name="P35">});</text:p>
      <text:p text:style-name="P46"/>
      <text:p text:style-name="P35"><text:span text:style-name="T30">Route</text:span>::<text:span text:style-name="T29">delete</text:span>(<text:span text:style-name="T32">'/tasks/{id}'</text:span>, <text:span text:style-name="T28">function</text:span> (<text:span text:style-name="T33">$id</text:span>) {</text:p>
      <text:p text:style-name="P44">//</text:p>
      <text:p text:style-name="P35">});</text:p>
      <text:p text:style-name="P35"/>
      <text:p text:style-name="P47"><text:span text:style-name="T4">M</text:span><text:span text:style-name="T1">oving onto the views</text:span></text:p>
      <text:p text:style-name="P16">Lets edit the parent view in directory:</text:p>
      <text:p text:style-name="P48"><text:span text:style-name="T1">resources/views/</text:span><text:span text:style-name="T5">layouts</text:span><text:span text:style-name="T1">/welcome.blade.php which we shall be extending onto other pages</text:span></text:p>
      <text:p text:style-name="P17">create layouts folder and mv welcome blade into it.</text:p>
      <text:p text:style-name="P16">edit it as follows</text:p>
      <text:p text:style-name="P38"><text:span text:style-name="T26">&lt;</text:span><text:span text:style-name="T10">div</text:span><text:span text:style-name="T13"> </text:span><text:span text:style-name="T24">class</text:span><text:span text:style-name="T13">=</text:span><text:span text:style-name="T21">"content"</text:span><text:span text:style-name="T26">&gt;</text:span></text:p>
      <text:p text:style-name="P46"/>
      <text:p text:style-name="P35"><text:span text:style-name="T28">@yield</text:span>(<text:span text:style-name="T32">'content'</text:span>)</text:p>
      <text:p text:style-name="P35"/>
      <text:p text:style-name="P35"><text:span text:style-name="T35">&lt;/</text:span><text:span text:style-name="T28">div</text:span><text:span text:style-name="T35">&gt;</text:span></text:p>
      <text:p text:style-name="P16"/>
      <text:p text:style-name="P18">next we create a tasks.blade.php file</text:p>
      <text:p text:style-name="P19">now lets update our routes view / to redirect to /tasks view</text:p>
      <text:p text:style-name="P39"><text:span text:style-name="T20">Route</text:span><text:span text:style-name="T15">::</text:span><text:span text:style-name="T18">get</text:span><text:span text:style-name="T15">(</text:span><text:span text:style-name="T23">'/'</text:span><text:span text:style-name="T15">, </text:span><text:span text:style-name="T12">function</text:span><text:span text:style-name="T15"> () {</text:span></text:p>
      <text:p text:style-name="P35"><text:span text:style-name="T34">return</text:span> <text:span text:style-name="T29">view</text:span>(<text:span text:style-name="T32">'tasks'</text:span>);</text:p>
      <text:p text:style-name="P35">});</text:p>
      <text:p text:style-name="P35"/>
      <text:p text:style-name="P57">Next lets add functionality to our POST method in case a user submits a new task</text:p>
      <text:p text:style-name="P40"><text:span text:style-name="T30">Route</text:span>::<text:span text:style-name="T29">post</text:span>(<text:span text:style-name="T32">'/tasks'</text:span>, <text:span text:style-name="T28">function</text:span> (<text:span text:style-name="T28">Request</text:span> <text:span text:style-name="T33">$request</text:span>) {</text:p>
      <text:p text:style-name="P46"/>
      <text:p text:style-name="P35"><text:span text:style-name="T33">$validator</text:span> = <text:span text:style-name="T30">Validator</text:span>::<text:span text:style-name="T29">make</text:span>(<text:span text:style-name="T33">$request</text:span>-&gt;<text:span text:style-name="T29">all</text:span>(), [</text:p>
      <text:p text:style-name="P35"><text:span text:style-name="T32">'name'</text:span> =&gt; <text:span text:style-name="T32">'required|max:255'</text:span>,</text:p>
      <text:p text:style-name="P35">]);</text:p>
      <text:p text:style-name="P35"><text:span text:style-name="T34">if</text:span> (<text:span text:style-name="T33">$validator</text:span>-&gt;<text:span text:style-name="T29">fails</text:span>()) {</text:p>
      <text:p text:style-name="P35"><text:span text:style-name="T34">return</text:span> <text:span text:style-name="T29">redirect</text:span>(<text:span text:style-name="T32">'/'</text:span>)</text:p>
      <text:p text:style-name="P35">-&gt;<text:span text:style-name="T29">withInput</text:span>()</text:p>
      <text:p text:style-name="P35">-&gt;<text:span text:style-name="T29">withErrors</text:span>(<text:span text:style-name="T33">$validator</text:span>);</text:p>
      <text:p text:style-name="P35">}</text:p>
      <text:p text:style-name="P44">// Create The Task</text:p>
      <text:p text:style-name="P35"><text:span text:style-name="T34">return</text:span> <text:span text:style-name="T29">view</text:span>(<text:span text:style-name="T32">'task'</text:span>);</text:p>
      <text:p text:style-name="P35">});</text:p>
      <text:p text:style-name="P57"/>
      <text:p text:style-name="P58">then in the tasks.blade.php</text:p>
      <text:p text:style-name="P58"><text:soft-page-break/>add:::</text:p>
      <text:p text:style-name="P45">&lt;!-- Display Validation Errors --&gt;</text:p>
      <text:p text:style-name="P35"><text:span text:style-name="T28">@include</text:span>(<text:span text:style-name="T32">'common.errors'</text:span>)</text:p>
      <text:p text:style-name="P58"/>
      <text:p text:style-name="P20">create common/errors.blade.php</text:p>
      <text:p text:style-name="P21">and add the following</text:p>
      <text:p text:style-name="P21"/>
      <text:p text:style-name="P24"><text:span text:style-name="T28">@if </text:span>(<text:span text:style-name="T29">count</text:span>(<text:span text:style-name="T33">$errors</text:span>) &gt; <text:span text:style-name="T31">0</text:span>)</text:p>
      <text:p text:style-name="P44">&lt;!-- Form Error List --&gt;</text:p>
      <text:p text:style-name="P35"><text:span text:style-name="T35">&lt;</text:span><text:span text:style-name="T28">div</text:span> <text:span text:style-name="T33">class</text:span>=<text:span text:style-name="T32">"alert alert-danger"</text:span><text:span text:style-name="T35">&gt;</text:span></text:p>
      <text:p text:style-name="P35"><text:span text:style-name="T35">&lt;</text:span><text:span text:style-name="T28">strong</text:span><text:span text:style-name="T35">&gt;</text:span>Whoops! Something went wrong!<text:span text:style-name="T35">&lt;/</text:span><text:span text:style-name="T28">strong</text:span><text:span text:style-name="T35">&gt;</text:span></text:p>
      <text:p text:style-name="P35"><text:span text:style-name="T35">&lt;</text:span><text:span text:style-name="T28">br</text:span><text:span text:style-name="T35">&gt;&lt;</text:span><text:span text:style-name="T28">br</text:span><text:span text:style-name="T35">&gt;</text:span></text:p>
      <text:p text:style-name="P35"><text:span text:style-name="T35">&lt;</text:span><text:span text:style-name="T28">ul</text:span><text:span text:style-name="T35">&gt;</text:span></text:p>
      <text:p text:style-name="P35"><text:span text:style-name="T28">@foreach </text:span>(<text:span text:style-name="T33">$errors</text:span>-&gt;<text:span text:style-name="T29">all</text:span>() as <text:span text:style-name="T33">$error</text:span>)</text:p>
      <text:p text:style-name="P35"><text:span text:style-name="T35">&lt;</text:span><text:span text:style-name="T28">li</text:span><text:span text:style-name="T35">&gt;</text:span><text:span text:style-name="T29">{{</text:span> <text:span text:style-name="T33">$error</text:span> <text:span text:style-name="T29">}}</text:span><text:span text:style-name="T35">&lt;/</text:span><text:span text:style-name="T28">li</text:span><text:span text:style-name="T35">&gt;</text:span></text:p>
      <text:p text:style-name="P49">@endforeach</text:p>
      <text:p text:style-name="P35"><text:span text:style-name="T35">&lt;/</text:span><text:span text:style-name="T28">ul</text:span><text:span text:style-name="T35">&gt;</text:span></text:p>
      <text:p text:style-name="P35"><text:span text:style-name="T35">&lt;/</text:span><text:span text:style-name="T28">div</text:span><text:span text:style-name="T35">&gt;</text:span></text:p>
      <text:p text:style-name="P49">@endif</text:p>
      <text:p text:style-name="P21"/>
      <text:p text:style-name="P21">then goto the route post for Tasks and add the logic to save a task</text:p>
      <text:p text:style-name="P21"/>
      <text:p text:style-name="P25">// Create The Task</text:p>
      <text:p text:style-name="P35"><text:span text:style-name="T33">$task</text:span> = <text:span text:style-name="T28">new</text:span> <text:span text:style-name="T30">Task</text:span>;</text:p>
      <text:p text:style-name="P35"><text:span text:style-name="T33">$task</text:span>-&gt;<text:span text:style-name="T33">name</text:span> = <text:span text:style-name="T33">$request</text:span>-&gt;<text:span text:style-name="T33">name</text:span>;</text:p>
      <text:p text:style-name="P35"><text:span text:style-name="T33">$task</text:span>-&gt;<text:span text:style-name="T29">save</text:span>();</text:p>
      <text:p text:style-name="P35"><text:span text:style-name="T34">return</text:span> <text:span text:style-name="T29">redirect</text:span>(<text:span text:style-name="T32">'/'</text:span>);</text:p>
      <text:p text:style-name="P35"/>
      <text:p text:style-name="P41"/>
      <text:p text:style-name="P35"><text:span text:style-name="T30">Route</text:span>::<text:span text:style-name="T29">get</text:span>(<text:span text:style-name="T32">'/'</text:span>, <text:span text:style-name="T28">function</text:span> () {</text:p>
      <text:p text:style-name="P35"><text:span text:style-name="T33">$tasks</text:span> = App\<text:span text:style-name="T30">Task</text:span>::<text:span text:style-name="T29">orderBy</text:span>(<text:span text:style-name="T32">'created_at'</text:span>,<text:span text:style-name="T32">'asc'</text:span>)-&gt;<text:span text:style-name="T29">get</text:span>();</text:p>
      <text:p text:style-name="P46"/>
      <text:p text:style-name="P35"><text:span text:style-name="T34">return</text:span> <text:span text:style-name="T29">view</text:span>(<text:span text:style-name="T32">'tasks'</text:span>,[</text:p>
      <text:p text:style-name="P35"><text:span text:style-name="T32">'tasks'</text:span> =&gt; <text:span text:style-name="T33">$tasks</text:span></text:p>
      <text:p text:style-name="P35">]);</text:p>
      <text:p text:style-name="P35">});</text:p>
      <text:p text:style-name="P41"/>
      <text:p text:style-name="P22"><text:span text:style-name="T36">moving to </text:span>task<text:span text:style-name="T36">s.blade.php add modification</text:span></text:p>
      <text:p text:style-name="P52"><text:span text:style-name="Source_20_Text"><text:span text:style-name="T38">remember to include this below in the web.php file</text:span></text:span></text:p>
      <text:p text:style-name="P51"><text:span text:style-name="Source_20_Text"><text:span text:style-name="T37">use</text:span></text:span><text:span text:style-name="Source_20_Text"><text:span text:style-name="T42"> </text:span></text:span><text:span text:style-name="Source_20_Text"><text:span text:style-name="T43">Illuminate</text:span></text:span><text:span text:style-name="Source_20_Text"><text:span text:style-name="T37">\Http\Request;</text:span></text:span></text:p>
      <text:p text:style-name="P51"><text:span text:style-name="Source_20_Text"><text:span text:style-name="T37"/></text:span></text:p>
      <text:p text:style-name="P53"><text:span text:style-name="Source_20_Text"><text:span text:style-name="T39">then delete add </text:span></text:span></text:p>
      <text:p text:style-name="P23"><text:span text:style-name="Source_20_Text"><text:span text:style-name="T44">&lt;!-- Delete Button --&gt;</text:span></text:span></text:p>
      <text:p text:style-name="P35"><text:span text:style-name="T35">&lt;</text:span><text:span text:style-name="T28">td</text:span><text:span text:style-name="T35">&gt;</text:span></text:p>
      <text:p text:style-name="P35"><text:span text:style-name="T35">&lt;</text:span><text:span text:style-name="T28">form</text:span> <text:span text:style-name="T33">action</text:span>=<text:span text:style-name="T32">"/task/</text:span><text:span text:style-name="T29">{{</text:span><text:span text:style-name="T32"> </text:span><text:span text:style-name="T33">$task</text:span>-&gt;<text:span text:style-name="T33">id</text:span><text:span text:style-name="T32"> </text:span><text:span text:style-name="T29">}}</text:span><text:span text:style-name="T32">"</text:span> <text:span text:style-name="T33">method</text:span>=<text:span text:style-name="T32">"POST"</text:span><text:span text:style-name="T35">&gt;</text:span></text:p>
      <text:p text:style-name="P35"><text:span text:style-name="T29">{{</text:span> <text:span text:style-name="T29">csrf_field</text:span>() <text:span text:style-name="T29">}}</text:span></text:p>
      <text:p text:style-name="P35"><text:span text:style-name="T29">{{</text:span> <text:span text:style-name="T29">method_field</text:span>(<text:span text:style-name="T32">'</text:span><text:span text:style-name="T28">DELETE</text:span><text:span text:style-name="T32">'</text:span>) <text:span text:style-name="T29">}}</text:span></text:p>
      <text:p text:style-name="P35"><text:span text:style-name="T35">&lt;</text:span><text:span text:style-name="T28">button</text:span><text:span text:style-name="T35">&gt;</text:span>Delete Task<text:span text:style-name="T35">&lt;/</text:span><text:span text:style-name="T28">button</text:span><text:span text:style-name="T35">&gt;</text:span></text:p>
      <text:p text:style-name="P35"><text:span text:style-name="T35">&lt;/</text:span><text:span text:style-name="T28">form</text:span><text:span text:style-name="T35">&gt;</text:span></text:p>
      <text:p text:style-name="P35"><text:span text:style-name="T35">&lt;/</text:span><text:span text:style-name="T28">td</text:span><text:span text:style-name="T35">&gt;</text:span></text:p>
      <text:p text:style-name="P54"><text:soft-page-break/><text:span text:style-name="Source_20_Text"><text:span text:style-name="T40">then in the web.php routes for delete add</text:span></text:span></text:p>
      <text:p text:style-name="P54"><text:span text:style-name="Source_20_Text"><text:span text:style-name="T40"/></text:span></text:p>
      <text:p text:style-name="P54"><text:span text:style-name="Source_20_Text"><text:span text:style-name="T40">ROUTE GROUPS</text:span></text:span></text:p>
      <text:p text:style-name="P54"><text:span text:style-name="Source_20_Text"><text:span text:style-name="T40"/></text:span></text:p>
      <text:p text:style-name="P54"><text:span text:style-name="Source_20_Text"><text:span text:style-name="T45">Route::group(['prefix' =&gt; 'admin'], function () { Route::get('users', function () { // MatchesThe "/admin/users" URL }); }); 2. Another common use-case for route groups is assigning the same PHP namespace to a group of controllers. – Route::group(['namespace' =&gt; 'User'], function() { // ControllersWithinThe "AppHttpControllersAdminUser" Namespace });</text:span></text:span></text:p>
      <text:p text:style-name="P54"><text:span text:style-name="Source_20_Text"><text:span text:style-name="T40"/></text:span></text:p>
      <text:p text:style-name="P54"><text:span text:style-name="Source_20_Text"><text:span text:style-name="T45">Routing: route groups 1. To assign middleware to all routes within a group, you may use the middleware key in the group attribute array. – Route::group(['middleware' =&gt; 'auth'], function () { Route::get('/', function () { // Uses Auth Middleware }); }); 2. Sub-domains may be assigned route parameters just like route URIs, allowing you to capture a portion of the sub-domain for usage in your route or controller. – Route::group(['domain' =&gt; '{account}.myapp.com'], function () { Route::get('user/{id}', function ($account, $id) { }); });</text:span></text:span></text:p>
      <text:p text:style-name="P54"><text:span text:style-name="Source_20_Text"><text:span text:style-name="T40"/></text:span></text:p>
      <text:p text:style-name="P55"><text:span text:style-name="Source_20_Text"><text:span text:style-name="T41">so now I created a php artisan make:Controller TasksController</text:span></text:span></text:p>
      <text:p text:style-name="P55"><text:span text:style-name="Source_20_Text"><text:span text:style-name="T41"/></text:span></text:p>
      <text:p text:style-name="P55"><text:span text:style-name="Source_20_Text"><text:span text:style-name="T41">then add </text:span></text:span></text:p>
      <text:p text:style-name="P55"><text:span text:style-name="Source_20_Text"><text:span text:style-name="T46">use Illuminate\Support\Facades\Validator;</text:span></text:span></text:p>
      <text:p text:style-name="P60">at the top for validation</text:p>
      <text:p text:style-name="P60"/>
      <text:p text:style-name="P61">Styled the page more with bootstrap</text:p>
      <text:p text:style-name="P61">Next adding auth </text:p>
      <text:p text:style-name="P61">and user model to match with the 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Roboto, Arial, sans-serif"/>
    <style:font-face style:name="Lohit Devanagari1" svg:font-family="'Lohit Devanagari'"/>
    <style:font-face style:name="Menlo" svg:font-family="Menlo, Monaco, Consolas, 'Liberation Mono', 'Courier New', monospace"/>
    <style:font-face style:name="Source Code Pro" svg:font-family="'Source Code Pro', 'Fira Code', menlo, monospace"/>
    <style:font-face style:name="inherit" svg:font-family="inherit"/>
    <style:font-face style:name="monospace" svg:font-family="monospace, monospace"/>
    <style:font-face style:name="source-code-pro" svg:font-family="source-code-pro,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0:31:40.169062278</meta:creation-date>
    <dc:date>2020-05-17T09:55:46.589000454</dc:date>
    <meta:editing-duration>PT5H41M38S</meta:editing-duration>
    <meta:editing-cycles>33</meta:editing-cycles>
    <meta:generator>LibreOffice/5.1.6.2$Linux_X86_64 LibreOffice_project/10m0$Build-2</meta:generator>
    <meta:document-statistic meta:table-count="0" meta:image-count="0" meta:object-count="0" meta:page-count="5" meta:paragraph-count="145" meta:word-count="929" meta:character-count="6553" meta:non-whitespace-character-count="5760"/>
  </office:meta>
</office:document-meta>
</file>